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0.471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13.083cm" fo:break-before="auto" style:use-optimal-row-height="true"/>
    </style:style>
    <style:style style:name="ro16" style:family="table-row">
      <style:table-row-properties style:row-height="7.993cm" fo:break-before="auto" style:use-optimal-row-height="true"/>
    </style:style>
    <style:style style:name="ro17"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6">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1">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5">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selecting when booking.</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text:p>
          </table:table-cell>
          <table:table-cell table:style-name="ce9"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text:p>
          </table:table-cell>
          <table:table-cell table:style-name="ce9" office:value-type="string" calcext:value-type="string">
            <text:p>Kindersitze und Sitzerhöhungen sind nach den europäischen Vorschriften (CE) zugelassen. Das Angebot ist kostenlos und ohne Aufpreis. Dies ist ein kostenloser Service für unsere Kunden. Bitte überprüfen Sie die Alters- und Gewichtsangaben bei der Reservierung.</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you the best service, with our main concern being punctuality and reliability.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s/>Translated with www.DeepL.com/Translator (free version)</text:p>
          </table:table-cell>
          <table:table-cell table:style-name="ce9" office:value-type="string" calcext:value-type="string">
            <text:p>En RentCarMallorca.es nos esforzamos en ofrecer el mejor servicio, preocupándonos principalmente por la puntualidad y seriedad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es con todo gusto responderemos a tus consultas.</text:p>
          </table:table-cell>
          <table:table-cell table:style-name="ce9" office:value-type="string" calcext:value-type="string">
            <text:p>In RentCarMallorca.es ci sforziamo di offrire il miglior servizio, soprattutto per quanto riguarda la puntualità e affidabilità e come collaboratori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Bei RentCarMallorca.es bemühen wir uns, den besten Service zu bieten, der sich hauptsächlich auf Pünktlichkeit und Zuverlässigkeit bezieht. Als Mitarbeiter von VuelaCar verfügen wir über eine Fahrzeugflotte in bestem technischen und sicherheitstechnischen Zustand. Damit diese Reise auf unsere wunderschöne Insel zu einer unvergesslichen Erinnerung wird. <text:s/>Bei Fragen oder Unklarheiten stehen wir Ihnen unter unserer E-Mail-Adresse servicios@rentcarmallorca.es gerne zur Verfügung. <text:s/>Übersetzt mit www.DeepL.com/Translator (kostenlose Version)</text:p>
          </table:table-cell>
        </table:table-row>
        <table:table-row table:style-name="ro12">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3">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4">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5">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6">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7">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number-rows-repeated="2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6">00/00/0000</text:date>, <text:time style:data-style-name="N2" text:time-value="06:52:02.0113732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6T07:42:30.125533681</dc:date>
    <meta:editing-duration>P3DT3H7M</meta:editing-duration>
    <meta:editing-cycles>150</meta:editing-cycles>
    <meta:generator>LibreOffice/7.1.4.2$Linux_X86_64 LibreOffice_project/10$Build-2</meta:generator>
    <meta:document-statistic meta:table-count="1" meta:cell-count="1614" meta:object-count="0"/>
  </office:meta>
</office:document-meta>
</file>